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3.422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921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22_09-02-19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0-22_10-37-19_000.jpg</text:p>
          </table:table-cell>
          <table:table-cell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10-22_12-03-24_000.jpg</text:p>
          </table:table-cell>
          <table:table-cell office:value-type="string">
            <text:p>:bookmemo / 読んだ本 / 『』 / 著者=坂村真民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22_12-03-31_000.jpg</text:p>
          </table:table-cell>
          <table:table-cell office:value-type="string">
            <text:p>:bookmemo / 読んだ本 / 『「流れ」と「波」のシミュレーション』 / 著者=酒井幸市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22_13-30-32_000.jpg</text:p>
          </table:table-cell>
          <table:table-cell office:value-type="string">
            <text:p>:m music / log / kb / rec,TR-48,var,R=1 s.2:rec,TR-63,deriv,R=2,TR s.3:TR-34,var,TR,R=3 s.4:kadenz,N,R=4 s.5:free,2-chord,i.f.=sec-4,R=5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10-22_14-07-01_000.jpg</text:p>
          </table:table-cell>
          <table:table-cell office:value-type="string">
            <text:p>:m 食べた物　間食 / ぜんざい</text:p>
          </table:table-cell>
          <table:table-cell table:number-columns-repeated="3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2018-10-22_16-17-01_000.jpg</text:p>
          </table:table-cell>
          <table:table-cell office:value-type="string">
            <text:p>:m 1-4*6 RES / 245 / 『相対性理論』　メラー　永田恒夫、伊藤大介、訳 / p.37</text:p>
          </table:table-cell>
          <table:table-cell table:number-columns-repeated="3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10-22_16-17-44_000.jpg</text:p>
          </table:table-cell>
          <table:table-cell office:value-type="string">
            <text:p>:m 5-6*6 RES / 245 / 『相対性理論』　メラー　永田恒夫、伊藤大介、訳 / p.3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10-22_16-19-34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8-10-22_16-19-43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0-22_16-19-49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0-22_16-19-56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0-22_16-20-02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8-10-22_16-20-09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8-10-22_16-20-15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8-10-22_16-28-09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8-10-22_16-28-17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8-10-22_16-28-50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8-10-22_16-28-57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8-10-22_16-33-21_000.jpg</text:p>
          </table:table-cell>
          <table:table-cell office:value-type="string">
            <text:p>:bookmemo / 読んだ本 / 『脳の疲れをとるストレッチ』 / 著者=美野田啓二</text:p>
          </table:table-cell>
          <table:table-cell table:number-columns-repeated="3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2018-10-22_18-03-49_000.jpg</text:p>
          </table:table-cell>
          <table:table-cell office:value-type="string">
            <text:p>:m music / log / kb / s.1:free,deriv=free-3,R=1 s.2:op-2,no-5,var,R=2</text:p>
          </table:table-cell>
          <table:table-cell table:number-columns-repeated="3"/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2018-10-22_18-46-08_000.png</text:p>
          </table:table-cell>
          <table:table-cell office:value-type="string">
            <text:p>:m 読みたい本 / 『ウソ？ホント？トリックを見やぶれ　３』 / 著者=市村均、文　曽木、監修　伊東、絵</text:p>
          </table:table-cell>
          <table:table-cell table:number-columns-repeated="3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2018-10-22_18-48-02_000.png</text:p>
          </table:table-cell>
          <table:table-cell office:value-type="string">
            <text:p>:m 読みたい本 / 『日本語人の脳』 / 著者=角田忠信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8-10-22_20-03-51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8-10-22_22-17-51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8-10-22_22-36-56_000.png</text:p>
          </table:table-cell>
          <table:table-cell office:value-type="string">
            <text:p>:m 読みたい本 / 『魂の殺人－清泉女子大学セクハラ事件－』 / 著者=秦澄美枝</text:p>
          </table:table-cell>
          <table:table-cell table:number-columns-repeated="3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2018-10-22_22-52-11_000.png</text:p>
          </table:table-cell>
          <table:table-cell office:value-type="string">
            <text:p>:m 読みたい本 / 『魂の殺人』 / 著者=A・ミラー　山下公子、訳</text:p>
          </table:table-cell>
          <table:table-cell table:number-columns-repeated="3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2018-10-22_22-54-57_000.png</text:p>
          </table:table-cell>
          <table:table-cell office:value-type="string">
            <text:p>:m 読みたい本 / 『老人性うつ』 / 著者=和田秀樹</text:p>
          </table:table-cell>
          <table:table-cell table:number-columns-repeated="3"/>
        </table:table-row>
        <table:table-row table:style-name="ro10">
          <table:table-cell office:value-type="float" office:value="29">
            <text:p>29</text:p>
          </table:table-cell>
          <table:table-cell office:value-type="string">
            <text:p>2018-10-22_22-55-33_000.png</text:p>
          </table:table-cell>
          <table:table-cell office:value-type="string">
            <text:p>:m 読みたい本 / 『精神科医隠された真実』 / 著者=斉尾武郎</text:p>
          </table:table-cell>
          <table:table-cell table:number-columns-repeated="3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8-10-22_22-56-12_000.png</text:p>
          </table:table-cell>
          <table:table-cell office:value-type="string">
            <text:p>:m 読みたい本 / 『子は親を救うために「心の病」になる』 / 著者=高橋和巳</text:p>
          </table:table-cell>
          <table:table-cell table:number-columns-repeated="3"/>
        </table:table-row>
        <table:table-row table:style-name="ro11">
          <table:table-cell office:value-type="float" office:value="31">
            <text:p>31</text:p>
          </table:table-cell>
          <table:table-cell office:value-type="string">
            <text:p>2018-10-22_23-00-42_000.png</text:p>
          </table:table-cell>
          <table:table-cell office:value-type="string">
            <text:p>:m 読みたい本 / 『人はなぜ憎しみを抱くのか』 / 著者=アルノ・グリューン　上田浩二、渡辺真理、訳</text:p>
          </table:table-cell>
          <table:table-cell table:number-columns-repeated="3"/>
        </table:table-row>
        <table:table-row table:style-name="ro10">
          <table:table-cell office:value-type="float" office:value="32">
            <text:p>32</text:p>
          </table:table-cell>
          <table:table-cell office:value-type="string">
            <text:p>2018-10-23_00-11-03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8-10-23_04-17-17_000.png</text:p>
          </table:table-cell>
          <table:table-cell office:value-type="string">
            <text:p>:m 読みたい本 / 『』 / 著者=サンドラ・ジョンソン、キャスリン・テイラー、編著　川口、長曽、訳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8-10-23_08-22-29_000.png</text:p>
          </table:table-cell>
          <table:table-cell office:value-type="string">
            <text:p>:m :PHOTO 起きた時刻 / 20181023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8-10-23_08-48-26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2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12" table:number-rows-repeated="7">
          <table:table-cell table:number-columns-repeated="6"/>
        </table:table-row>
        <table:table-row table:style-name="ro12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12" table:number-rows-repeated="9">
          <table:table-cell table:number-columns-repeated="6"/>
        </table:table-row>
        <table:table-row table:style-name="ro12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12" table:number-rows-repeated="4">
          <table:table-cell table:number-columns-repeated="6"/>
        </table:table-row>
        <table:table-row table:style-name="ro12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12" table:number-rows-repeated="6">
          <table:table-cell table:number-columns-repeated="4"/>
          <table:table-cell table:style-name="Default"/>
          <table:table-cell/>
        </table:table-row>
        <table:table-row table:style-name="ro12" table:number-rows-repeated="7">
          <table:table-cell table:number-columns-repeated="4"/>
          <table:table-cell table:style-name="Default" table:number-columns-repeated="2"/>
        </table:table-row>
        <table:table-row table:style-name="ro12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12" table:number-rows-repeated="2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ce1" office:value-type="float" office:value="44">
            <text:p>44</text:p>
          </table:table-cell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ce1" office:value-type="float" office:value="11">
            <text:p>11</text:p>
          </table:table-cell>
          <table:table-cell/>
          <table:table-cell table:style-name="Default" table:number-columns-repeated="2"/>
        </table:table-row>
        <table:table-row table:style-name="ro12" table:number-rows-repeated="8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2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1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2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1];&quot;-\*&quot;)" office:value-type="float" office:value="2">
            <text:p>2</text:p>
          </table:table-cell>
          <table:table-cell/>
          <table:table-cell table:style-name="Default" table:number-columns-repeated="2"/>
        </table:table-row>
        <table:table-row table:style-name="ro12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2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1])" office:value-type="float" office:value="10">
            <text:p>10</text:p>
          </table:table-cell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2">
          <table:table-cell/>
          <table:table-cell table:style-name="ce2" office:value-type="string">
            <text:p>:m XXX</text:p>
          </table:table-cell>
          <table:table-cell table:style-name="Default" table:formula="of:=COUNTIF([.$C$2:.$C11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1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1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2018/10/23</text:date>, <text:time>09:20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23T09:20:01.88</dc:date>
    <dc:creator>iwabuchi ken</dc:creator>
    <meta:editing-duration>P5DT9H57M48S</meta:editing-duration>
    <meta:editing-cycles>1872</meta:editing-cycles>
    <meta:document-statistic meta:table-count="1" meta:cell-count="127" meta:object-count="0"/>
  </office:meta>
</office:document-meta>
</file>